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Impl.isDigitOrPerio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getFieldAsBigDecimal( DatatypeConstants . Field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urationImpl.compareResults( int resultA , int result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rationImpl.getYe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is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parseBigInteger( String whole , String part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rationImpl.sanitize( BigInteger value , int sig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rationImpl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getInt( DatatypeConstants .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rationImpl.getH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addTo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Impl.compareDates( Duration duration1 , Duration duration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urationImpl.parsePiece( String whole , int [ ] id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urationImpl.DurationImpl( String lexicalRepresentatio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DurationImpl.toString( BigDecimal b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rationImpl.getCalendarTimeInMillis(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add( final Duration rh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urationImpl.toBigInteger( BigDecimal value , boolean canBe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rationImpl.getTimeInMillis( final Date start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Impl.get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DurationImpl( final boolean isPositive , final int years , final int months , final int days , final int hours , final int minutes , final int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rationImpl.alignSigns( BigDecimal [ ] buf , int start , int 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urationImpl.normalizeWith( Calendar startTime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urationImpl.isSet( DatatypeConstants . Field fie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urationImpl.toString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urationStream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organizeParts( String whole , String [ ] parts , int [ ] partsIndex , int len , String toke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urationImpl.getTimeInMillis( final Calendar startI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rationImpl.testNonNegative( BigInteger n , DatatypeConstants . Field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rationImpl.addTo( Calendar calend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ration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rationImpl.DurationImpl( boolean isPositive , BigInteger years , BigInteger months , BigInteger days , BigInteger hours , BigInteger minutes , BigDecimal secon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rationImpl.wrap( final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rationImpl.get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get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sanitize( BigDecimal value , int sig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rationImpl.DurationImpl( final long durationInMilliSecon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urationImpl.compare( Duration rh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1">
            <text:p text:style-name="Table_20_Contents">61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DurationImpl.multiply( in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rationImpl.sig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get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testNonNegative( BigDecimal n , DatatypeConstants . Field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rationImpl.calcSignum( boolean isPositiv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urationImpl.get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parseBigDecimal( String whole , String part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rationStream.DurationStream( String _lex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Impl.multiply( BigDecimal fac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urationImpl.getField( DatatypeConstants . Field fie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urationImpl.subtract( final Duration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